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4cm" svg:stroke-color="#000000" draw:marker-start-width="0.36cm" draw:marker-end-width="0.36cm" draw:fill="solid" draw:fill-color="#f0f0f0" draw:opacity="50%" draw:textarea-horizontal-align="justify" draw:textarea-vertical-align="middle" draw:auto-grow-height="false" fo:padding-top="0.145cm" fo:padding-bottom="0.145cm" fo:padding-left="0.27cm" fo:padding-right="0.27cm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3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809cm"/>
    </style:style>
    <style:style style:name="gr7" style:family="graphic" style:parent-style-name="standard">
      <style:graphic-properties svg:stroke-width="0.025cm" svg:stroke-color="#000000" draw:fill="solid" draw:fill-color="#cccccc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9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cm" fo:min-width="0.7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cm" fo:min-width="2.9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499cm"/>
    </style:style>
    <style:style style:name="gr12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.675cm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902cm"/>
    </style:style>
    <style:style style:name="gr14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.817cm" fo:min-width="0.675cm" draw:shadow="hidden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5cm"/>
    </style:style>
    <style:style style:name="gr16" style:family="graphic" style:parent-style-name="standard">
      <style:graphic-properties svg:stroke-width="0.051cm" svg:stroke-color="#000000" draw:marker-start-width="0.376cm" draw:marker-end-width="0.376cm" draw:fill="solid" draw:fill-color="#eeeeee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00" draw:marker-start-width="0.376cm" draw:marker-end-width="0.376cm" draw:fill="solid" draw:fill-color="#eeeeee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0.88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.70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0.80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.77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.71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0.8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0.675cm"/>
    </style:style>
    <style:style style:name="gr27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1.034cm" fo:min-width="0.675cm" draw:shadow="hidden"/>
    </style:style>
    <style:style style:name="gr28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.687cm" fo:min-width="0.675cm" draw:shadow="hidden"/>
    </style:style>
    <style:style style:name="gr29" style:family="graphic" style:parent-style-name="standard">
      <style:graphic-properties svg:stroke-width="0.051cm" svg:stroke-color="#000000" draw:marker-start-width="0.376cm" draw:marker-end-width="0.376cm" draw:fill="solid" draw:fill-color="#eeeeee" draw:opacity="50%" draw:textarea-horizontal-align="center" draw:textarea-vertical-align="middle" fo:padding-top="0.15cm" fo:padding-bottom="0.15cm" fo:padding-left="0.275cm" fo:padding-right="0.275cm" draw:shadow-opacity="50%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1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0.78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0.675cm"/>
    </style:style>
    <style:style style:name="gr3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.906cm" fo:min-width="0.675cm" draw:shadow="hidden"/>
    </style:style>
    <style:style style:name="co1" style:family="table-column">
      <style:table-column-properties style:column-width="4.17cm" style:use-optimal-column-width="false"/>
    </style:style>
    <style:style style:name="co2" style:family="table-column">
      <style:table-column-properties style:column-width="4.625cm" style:use-optimal-column-width="false"/>
    </style:style>
    <style:style style:name="ro1" style:family="table-row">
      <style:table-row-properties style:row-height="1.072cm"/>
    </style:style>
    <style:style style:name="ro2" style:family="table-row">
      <style:table-row-properties style:row-height="1.078cm"/>
    </style:style>
    <style:style style:name="ce1" style:family="table-cell">
      <style:graphic-properties draw:fill="solid" draw:fill-color="#ffffff" style:repeat="repeat"/>
      <style:paragraph-properties fo:border="0.03pt solid #000000"/>
      <style:text-properties fo:color="#0000ff" fo:font-size="18pt" style:font-size-asian="18pt" style:font-size-complex="18pt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text-properties fo:color="#000000" fo:font-size="14pt" fo:font-weight="bold" style:font-size-asian="18pt" style:font-size-complex="18pt"/>
    </style:style>
    <style:style style:name="P3" style:family="paragraph">
      <style:text-properties fo:color="#000000" fo:font-size="14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fo:color="#000000" fo:font-size="18pt" fo:font-weight="bold" style:font-size-asian="18pt" style:font-size-complex="18pt"/>
    </style:style>
    <style:style style:name="P6" style:family="paragraph">
      <style:paragraph-properties fo:text-align="center"/>
      <style:text-properties fo:color="#000000" fo:font-size="22pt" fo:font-weight="bold" style:font-size-asian="22pt" style:font-size-complex="22pt"/>
    </style:style>
    <style:style style:name="P7" style:family="paragraph">
      <style:text-properties fo:color="#000000" fo:font-size="22pt" fo:font-weight="bold" style:font-size-asian="18pt" style:font-size-complex="18pt"/>
    </style:style>
    <style:style style:name="P8" style:family="paragraph">
      <style:paragraph-properties fo:text-align="center"/>
      <style:text-properties fo:color="#000000" fo:font-size="22pt" fo:font-weight="bold" style:font-size-asian="18pt" style:font-size-complex="18pt"/>
    </style:style>
    <style:style style:name="T1" style:family="text">
      <style:text-properties fo:color="#000000" fo:font-size="14pt" fo:font-weight="bold" style:font-size-asian="18pt" style:font-size-complex="18pt"/>
    </style:style>
    <style:style style:name="T2" style:family="text">
      <style:text-properties fo:color="#000000" fo:font-size="14pt" fo:font-weight="bold" style:font-size-asian="18pt" style:font-weight-asian="bold" style:font-size-complex="18pt" style:font-weight-complex="bold"/>
    </style:style>
    <style:style style:name="T3" style:family="text">
      <style:text-properties fo:color="#000000" fo:font-size="18pt" fo:font-weight="bold" style:font-size-asian="18pt" style:font-size-complex="18pt"/>
    </style:style>
    <style:style style:name="T4" style:family="text">
      <style:text-properties fo:color="#000000" fo:font-size="22pt" fo:font-weight="bold" style:font-size-asian="18pt" style:font-size-complex="18pt"/>
    </style:style>
    <style:style style:name="T5" style:family="text">
      <style:text-properties fo:color="#000000" fo:font-size="18pt" style:font-size-asian="18pt" style:font-size-complex="18pt"/>
    </style:style>
    <style:style style:name="T6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.047cm" svg:y1="8.917cm" svg:x2="4.229cm" svg:y2="8.917cm">
              <text:p/>
            </draw:line>
            <draw:line draw:style-name="gr1" draw:text-style-name="P1" draw:layer="layout" svg:x1="1.048cm" svg:y1="8.917cm" svg:x2="3.229cm" svg:y2="7.099cm">
              <text:p/>
            </draw:line>
            <draw:line draw:style-name="gr1" draw:text-style-name="P1" draw:layer="layout" svg:x1="1.048cm" svg:y1="8.918cm" svg:x2="1.049cm" svg:y2="5.554cm">
              <text:p/>
            </draw:line>
          </draw:g>
          <draw:custom-shape draw:style-name="gr2" draw:text-style-name="P1" draw:layer="layout" svg:width="7.138cm" svg:height="7.139cm" svg:x="6.087cm" svg:y="0.911cm">
            <text:p/>
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7.138cm" svg:height="7.138cm" svg:x="6.096cm" svg:y="0.889cm">
            <text:p/>
  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4" draw:text-style-name="P2" draw:layer="layout" svg:width="1.391cm" svg:height="0.806cm" svg:x="3.437cm" svg:y="9.009cm">
            <draw:text-box>
              <text:p><text:span text:style-name="T1">XI, </text:span><text:span text:style-name="T2">i</text:span></text:p>
            </draw:text-box>
          </draw:frame>
          <draw:frame draw:style-name="gr5" draw:text-style-name="P3" draw:layer="layout" svg:width="1.874cm" svg:height="0.806cm" svg:x="2.017cm" svg:y="6.294cm">
            <draw:text-box>
              <text:p><text:span text:style-name="T2">ETA, j</text:span></text:p>
            </draw:text-box>
          </draw:frame>
          <draw:frame draw:style-name="gr6" draw:text-style-name="P2" draw:layer="layout" svg:width="2.309cm" svg:height="0.806cm" svg:x="0.619cm" svg:y="4.827cm">
            <draw:text-box>
              <text:p><text:span text:style-name="T1">ZETA, </text:span><text:span text:style-name="T2">k</text:span></text:p>
            </draw:text-box>
          </draw:frame>
          <draw:g>
            <draw:custom-shape draw:style-name="gr7" draw:text-style-name="P4" draw:layer="layout" svg:width="0.508cm" svg:height="0.508cm" svg:x="5.842cm" svg:y="7.7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0.508cm" svg:height="0.508cm" svg:x="11.176cm" svg:y="7.7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0.508cm" svg:height="0.508cm" svg:x="12.954cm" svg:y="5.9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0.508cm" svg:height="0.508cm" svg:x="7.62cm" svg:y="5.9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0.508cm" svg:height="0.508cm" svg:x="5.842cm" svg:y="2.4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0.508cm" svg:height="0.508cm" svg:x="11.176cm" svg:y="2.4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0.508cm" svg:height="0.508cm" svg:x="12.954cm" svg:y="0.6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0.508cm" svg:height="0.508cm" svg:x="7.62cm" svg:y="0.6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8" draw:text-style-name="P5" draw:layer="layout" svg:width="3.401cm" svg:height="0.962cm" svg:x="10.633cm" svg:y="8.074cm">
            <draw:text-box>
              <text:p><text:span text:style-name="T3">c2</text:span></text:p>
            </draw:text-box>
          </draw:frame>
          <draw:frame draw:style-name="gr9" draw:text-style-name="P5" draw:layer="layout" svg:width="1.228cm" svg:height="0.98cm" svg:x="12.856cm" svg:y="6.382cm">
            <draw:text-box>
              <text:p><text:span text:style-name="T3">c3</text:span></text:p>
            </draw:text-box>
          </draw:frame>
          <draw:frame draw:style-name="gr10" draw:text-style-name="P5" draw:layer="layout" svg:width="3.402cm" svg:height="0.98cm" svg:x="11.417cm" svg:y="2.347cm">
            <draw:text-box>
              <text:p><text:span text:style-name="T3">c6</text:span></text:p>
            </draw:text-box>
          </draw:frame>
          <draw:frame draw:style-name="gr11" draw:text-style-name="P5" draw:layer="layout" svg:width="1.999cm" svg:height="0.962cm" svg:x="12.743cm" svg:y="-0.126cm">
            <draw:text-box>
              <text:p><text:span text:style-name="T3">c7</text:span></text:p>
            </draw:text-box>
          </draw:frame>
          <draw:g>
            <draw:path draw:style-name="gr12" draw:text-style-name="P6" draw:layer="layout" svg:width="0.432cm" svg:height="0.413cm" draw:transform="skewX (0.847706417693646) rotate (0.770213798905098) translate (12.1539971050579cm 4.36114260783751cm)" svg:viewBox="0 0 433 414" svg:d="M433 292c0 19-5 35-13 51-9 14-21 28-38 38-18 11-40 19-66 25-27 5-60 8-96 8-33 0-62-2-87-6-25-5-47-12-66-21-17-9-31-21-43-35-11-14-19-30-24-48l100-13c3 9 7 17 13 24 6 8 12 14 22 19 10 6 21 10 36 13 14 3 31 5 52 5 34 0 61-4 81-13 18-9 27-23 27-42 0-10-3-20-11-27-8-6-17-12-30-17-12-5-27-9-43-12-17-2-33-5-50-8-15-3-29-6-43-8-14-3-28-7-40-10-13-4-25-9-36-15-12-6-21-12-29-20-9-9-14-18-19-29s-7-23-7-38c0-20 5-37 15-52 9-13 24-25 41-35 17-8 39-15 63-19 24-5 50-7 79-7 32 0 59 2 83 6 23 5 43 10 58 19 16 8 28 18 37 31 10 13 15 28 20 45l-101 11c-5-17-15-30-31-39s-39-13-68-13c-19 0-34 1-47 4-11 3-21 6-28 10s-12 10-15 16c-4 6-5 12-5 18 0 10 3 18 9 24 6 7 14 12 25 17 11 4 23 8 38 10 14 3 30 6 48 9 15 3 31 6 46 9s30 6 44 10 26 9 39 15c11 5 22 12 31 21 8 8 15 17 21 29 5 11 8 25 8 40z">
              <text:p/>
            </draw:path>
            <draw:path draw:style-name="gr12" draw:text-style-name="P6" draw:layer="layout" svg:width="0.356cm" svg:height="0.416cm" draw:transform="skewX (0.842819495788062) rotate (0.767246739176707) translate (12.4945431016687cm 4.02928969951835cm)" svg:viewBox="0 0 357 417" svg:d="M357 297c0 18-4 36-10 50-8 15-20 27-34 38-15 10-33 18-55 24-22 5-47 7-76 8-33 0-60-4-82-9-22-7-40-16-55-27-13-11-24-24-31-37-7-15-12-28-14-42l100-8c1 9 4 16 8 23 4 8 9 14 16 18 6 6 14 10 24 13 9 2 20 4 34 4 23 0 41-5 55-15 13-9 19-25 19-44 1-12-3-22-9-29-6-8-14-12-23-16-10-4-20-7-31-8-11-2-21-2-31-2h-35v-66l33 1c10 0 20-1 30-2 10-2 19-5 27-9 9-4 16-10 20-17 5-7 8-17 8-27 0-18-6-30-16-40-12-10-28-13-50-13-21 0-37 3-50 12-12 10-19 21-21 38h-99c3-20 9-36 19-51 11-14 23-27 38-35 15-10 32-18 53-21 19-5 40-8 61-8 29 0 55 3 76 9 20 5 37 12 51 22s23 21 29 35c7 12 10 27 10 41 0 12-2 23-7 33-4 10-11 19-19 28-9 8-20 15-33 21-14 6-29 11-48 13v1c21 2 38 6 54 11 14 6 27 13 36 21 10 9 17 18 22 28 4 11 6 22 6 34z">
              <text:p/>
            </draw:path>
          </draw:g>
          <draw:frame draw:style-name="gr13" draw:text-style-name="P5" draw:layer="layout" svg:width="3.402cm" svg:height="0.962cm" svg:x="5.014cm" svg:y="7.967cm">
            <draw:text-box>
              <text:p><text:span text:style-name="T3">c1</text:span></text:p>
            </draw:text-box>
          </draw:frame>
          <draw:frame draw:style-name="gr9" draw:text-style-name="P5" draw:layer="layout" svg:width="1.228cm" svg:height="0.98cm" svg:x="6.716cm" svg:y="5.827cm">
            <draw:text-box>
              <text:p><text:span text:style-name="T3">c4</text:span></text:p>
            </draw:text-box>
          </draw:frame>
          <draw:frame draw:style-name="gr10" draw:text-style-name="P5" draw:layer="layout" svg:width="3.402cm" svg:height="0.98cm" svg:x="4.828cm" svg:y="2.664cm">
            <draw:text-box>
              <text:p><text:span text:style-name="T3">c5</text:span></text:p>
            </draw:text-box>
          </draw:frame>
          <draw:frame draw:style-name="gr11" draw:text-style-name="P5" draw:layer="layout" svg:width="1.999cm" svg:height="0.962cm" svg:x="7.251cm" svg:y="-0.135cm">
            <draw:text-box>
              <text:p><text:span text:style-name="T3">c8</text:span></text:p>
            </draw:text-box>
          </draw:frame>
          <draw:g>
            <draw:path draw:style-name="gr14" draw:text-style-name="P6" draw:layer="layout" svg:width="0.519cm" svg:height="0.43cm" draw:transform="skewX (0.802153324216594) rotate (0.803025988842591) translate (6.59334642097318cm 4.55295261399025cm)" svg:viewBox="0 0 520 431" svg:d="M520 305c-1 18-5 35-16 52-10 15-25 29-45 39-22 12-48 20-81 26-31 6-70 9-114 9-40 0-75-2-105-8-31-5-56-12-78-21-21-10-39-22-52-37-14-14-23-31-29-49l121-14c3 9 8 18 14 26 7 7 16 14 27 20 12 5 26 10 43 12 17 3 37 5 62 5 42 0 75-4 97-13s34-23 34-42c0-12-5-22-14-28-8-8-21-14-35-19-16-5-33-8-53-11-19-4-39-7-60-10-17-3-34-6-51-9s-33-7-49-10c-14-4-29-9-42-15-14-6-25-13-35-21-10-9-17-19-22-30-6-12-9-25-9-40 0-21 6-39 19-54 11-14 28-27 49-36 21-10 45-17 75-20 29-5 61-7 95-7 39 0 72 2 100 7 28 4 51 10 70 19s33 19 44 33c11 13 19 29 24 46l-121 12c-6-19-19-32-38-41-18-9-46-14-82-14-21 0-40 2-54 4-15 2-26 6-35 11s-15 10-18 15c-4 7-6 13-6 20 0 10 4 19 10 26 7 6 17 11 30 16s27 8 46 12c17 3 36 6 58 8 18 3 36 6 55 9 18 4 35 7 53 12 16 4 32 9 46 14 15 7 27 14 38 23 10 8 18 19 24 30 7 12 10 26 10 43z">
              <text:p/>
            </draw:path>
            <draw:path draw:style-name="gr14" draw:text-style-name="P6" draw:layer="layout" svg:width="0.431cm" svg:height="0.423cm" draw:transform="skewX (0.804247719318987) rotate (0.804247719318987) translate (6.99525356982055cm 4.14611486747593cm)" svg:viewBox="0 0 432 424" svg:d="M432 280c0 21-5 40-14 58-10 17-24 32-42 46-19 12-42 23-70 30-27 7-59 10-95 10-33 0-63-3-87-9-25-4-47-13-63-23-18-9-31-22-41-35-9-14-16-28-20-44l119-6c3 6 6 13 9 19 4 7 10 11 18 16s16 9 27 12c10 3 24 5 38 5 30 0 55-7 72-20 17-14 26-33 26-57 0-12-2-22-6-31-5-9-10-17-19-22-8-7-18-12-29-15-13-4-25-6-41-6-19 0-35 3-48 8-13 6-24 12-33 19h-116l22-235h358v63l-250-1-11 106c13-8 27-14 45-19 19-5 39-8 63-8 30 0 56 4 79 11 24 6 43 16 59 28 17 12 28 27 37 43 9 17 13 37 13 57z">
              <text:p/>
            </draw:path>
          </draw:g>
          <draw:frame draw:style-name="gr15" draw:text-style-name="P7" draw:layer="layout" svg:width="1.45cm" svg:height="1.119cm" svg:x="8.198cm" svg:y="4.818cm">
            <draw:text-box>
              <text:p><text:span text:style-name="T4">S2</text:span></text:p>
            </draw:text-box>
          </draw:frame>
          <draw:frame draw:style-name="gr15" draw:text-style-name="P7" draw:layer="layout" svg:width="1.45cm" svg:height="1.119cm" svg:x="9.707cm" svg:y="2.941cm">
            <draw:text-box>
              <text:p><text:span text:style-name="T4">S4</text:span></text:p>
            </draw:text-box>
          </draw:frame>
          <draw:g>
            <draw:path draw:style-name="gr12" draw:text-style-name="P8" draw:layer="layout" svg:width="0.438cm" svg:height="0.465cm" draw:transform="skewX (0.783303768295055) translate (9.30383307260452cm 6.94036247492345cm)" svg:viewBox="0 0 439 466" svg:d="M439 329c0 20-4 40-12 56-8 17-22 32-39 43-18 12-41 22-68 28-26 7-59 10-97 10-33 0-63-3-88-8-26-5-48-14-66-24s-34-23-45-39c-11-15-19-33-24-53l102-15c3 10 7 19 13 27 5 9 13 16 22 22 10 6 21 11 37 14 14 3 31 5 52 5 35 0 63-5 82-15 19-9 28-25 28-45 0-12-4-23-11-31-8-8-18-14-30-19-13-5-28-10-44-14-16-3-33-6-52-10-14-3-28-6-42-9-15-3-29-7-42-11-12-4-24-11-36-17-11-6-21-13-29-22s-14-20-19-32-7-27-7-43c0-23 5-42 15-58 10-17 23-29 42-39 17-11 38-18 63-23 24-5 52-7 80-7 33 0 62 2 85 7 24 4 43 11 59 21 15 10 29 21 38 35 9 15 16 31 20 51l-103 12c-5-19-16-34-31-44-16-10-40-14-70-14-18 0-34 1-46 4s-22 6-29 11-13 11-16 17c-3 7-5 14-5 21 0 11 3 20 9 27 6 8 15 14 26 19 10 4 23 8 37 12 16 3 32 6 50 10 15 3 32 7 47 10s30 7 45 11c14 5 26 10 38 16s24 15 33 24c8 9 15 20 20 34 6 12 8 27 8 45z">
              <text:p/>
            </draw:path>
            <draw:path draw:style-name="gr12" draw:text-style-name="P8" draw:layer="layout" svg:width="0.341cm" svg:height="0.452cm" draw:transform="skewX (0.779813109791066) translate (9.80680532278481cm 6.94671656684041cm)" svg:viewBox="0 0 342 453" svg:d="M0 453c0-23 0-45 0-67 42 0 84 0 125 0 1-103 2-206 2-309-40 22-80 45-121 67 0-23 0-47 0-70 43-25 85-49 128-74 31 0 63 0 94 0-1 129-1 257-2 386 39 0 77 0 116 0 0 22 0 44-1 67-113 0-227 0-341 0z">
              <text:p/>
            </draw:path>
          </draw:g>
          <draw:g>
            <draw:path draw:style-name="gr12" draw:text-style-name="P8" draw:layer="layout" svg:width="0.448cm" svg:height="0.437cm" draw:transform="skewX (0.808785575374172) translate (9.18593777211206cm 1.59090993559286cm)" svg:viewBox="0 0 449 438" svg:d="M449 310c0 19-4 36-13 52s-22 30-40 40c-18 12-41 21-69 26-28 7-61 10-99 10-34 0-64-3-90-8-27-5-49-12-68-22-18-10-33-22-45-37-12-14-20-31-25-50l104-14c3 9 7 18 13 26s13 14 23 20 22 11 37 14c15 2 32 4 54 4 36 0 64-4 83-13 20-10 29-24 29-43 0-12-3-22-11-29-8-8-18-14-31-19s-28-8-44-11c-18-4-35-7-53-10-15-3-29-6-44-9s-29-6-42-10c-14-5-25-10-37-16-11-6-21-13-30-22-8-8-15-18-20-30-5-11-7-25-7-40 0-22 5-39 16-54 9-16 24-27 42-37 19-10 40-17 65-21 25-5 53-7 82-7 34 0 63 2 87 7 24 4 44 10 60 19s29 20 38 34c10 13 16 29 21 47l-105 12c-5-19-15-33-32-42s-40-14-71-14c-19 0-35 2-47 5-13 1-23 5-30 10-8 5-13 10-16 17-4 5-5 12-5 19 0 10 3 19 9 26s15 12 26 16c11 5 24 9 39 12s33 7 51 10c15 2 32 5 47 8 16 4 31 7 45 12 15 4 28 8 41 15 12 6 23 14 32 22 9 9 16 20 22 31 5 13 8 26 8 44z">
              <text:p/>
            </draw:path>
            <draw:path draw:style-name="gr12" draw:text-style-name="P8" draw:layer="layout" svg:width="0.361cm" svg:height="0.437cm" draw:transform="skewX (0.808785575374172) translate (9.68962245710402cm 1.59090993559286cm)" svg:viewBox="0 0 362 438" svg:d="M362 292c0 23-4 42-11 59-8 18-18 34-33 46-14 13-33 23-54 30-22 7-47 11-75 11-61 0-108-17-140-53-33-35-49-87-49-156 0-76 16-133 49-171 33-39 80-58 142-58 20 0 40 2 56 5 17 4 32 9 45 17s25 19 34 31 17 27 22 44l-97 12c-5-14-13-26-23-32-12-7-24-9-39-9-28 0-49 10-64 33-17 23-25 57-25 104 12-15 26-27 47-35 19-8 41-12 65-12 23 0 44 3 62 9 18 7 34 15 47 27 13 11 23 26 30 42 7 17 11 36 11 56zM259 295c0-11-1-22-5-31-3-9-8-17-15-23-6-7-14-11-23-15-10-4-21-5-34-5-8 0-17 1-27 3-8 3-16 7-24 11-7 6-12 13-16 22-5 7-7 17-7 30 0 11 2 23 5 33 4 10 9 20 16 27 7 8 15 14 24 19 10 3 21 5 32 5 23 0 42-6 54-20 14-13 19-32 20-56z">
              <text:p/>
            </draw:path>
          </draw:g>
        </draw:g>
        <draw:frame draw:style-name="standard" draw:layer="layout" svg:width="8.794cm" svg:height="7.509cm" svg:x="16.079cm" svg:y="0.9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CGNS side</text:span></text:p>
              </table:table-cell>
              <table:table-cell>
                <text:p><text:span text:style-name="T6">Corner Nodes</text:span></text:p>
              </table:table-cell>
            </table:table-row>
            <table:table-row table:style-name="ro1" table:default-cell-style-name="ce1">
              <table:table-cell>
                <text:p><text:span text:style-name="T6">S1</text:span></text:p>
              </table:table-cell>
              <table:table-cell>
                <text:p><text:span text:style-name="T6">c1 c4 c3 c2</text:span></text:p>
              </table:table-cell>
            </table:table-row>
            <table:table-row table:style-name="ro1" table:default-cell-style-name="ce1">
              <table:table-cell>
                <text:p><text:span text:style-name="T6">S2</text:span></text:p>
              </table:table-cell>
              <table:table-cell>
                <text:p><text:span text:style-name="T6">c1 c2 c6 c5</text:span></text:p>
              </table:table-cell>
            </table:table-row>
            <table:table-row table:style-name="ro1" table:default-cell-style-name="ce1">
              <table:table-cell>
                <text:p><text:span text:style-name="T6">S3</text:span></text:p>
              </table:table-cell>
              <table:table-cell>
                <text:p><text:span text:style-name="T6">c2 c3 c7 c6</text:span></text:p>
              </table:table-cell>
            </table:table-row>
            <table:table-row table:style-name="ro1" table:default-cell-style-name="ce1">
              <table:table-cell>
                <text:p><text:span text:style-name="T6">S4</text:span></text:p>
              </table:table-cell>
              <table:table-cell>
                <text:p><text:span text:style-name="T6">c3 c4 c8 c7</text:span></text:p>
              </table:table-cell>
            </table:table-row>
            <table:table-row table:style-name="ro1" table:default-cell-style-name="ce1">
              <table:table-cell>
                <text:p><text:span text:style-name="T6">S5</text:span></text:p>
              </table:table-cell>
              <table:table-cell>
                <text:p><text:span text:style-name="T6">c1 c5 c8 c4</text:span></text:p>
              </table:table-cell>
            </table:table-row>
            <table:table-row table:style-name="ro2" table:default-cell-style-name="ce1">
              <table:table-cell>
                <text:p><text:span text:style-name="T6">S6</text:span></text:p>
              </table:table-cell>
              <table:table-cell>
                <text:p><text:span text:style-name="T6">c5 c6 c7 c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794cm" svg:height="6.431cm" svg:x="16.079cm" svg:y="10.0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CGNS side</text:span></text:p>
              </table:table-cell>
              <table:table-cell>
                <text:p><text:span text:style-name="T6">Corner Nodes</text:span></text:p>
              </table:table-cell>
            </table:table-row>
            <table:table-row table:style-name="ro1" table:default-cell-style-name="ce1">
              <table:table-cell>
                <text:p><text:span text:style-name="T6">S1</text:span></text:p>
              </table:table-cell>
              <table:table-cell>
                <text:p>c1 c2 c5 c4</text:p>
              </table:table-cell>
            </table:table-row>
            <table:table-row table:style-name="ro1" table:default-cell-style-name="ce1">
              <table:table-cell>
                <text:p><text:span text:style-name="T6">S2</text:span></text:p>
              </table:table-cell>
              <table:table-cell>
                <text:p>c2 c3 c6 c5</text:p>
              </table:table-cell>
            </table:table-row>
            <table:table-row table:style-name="ro1" table:default-cell-style-name="ce1">
              <table:table-cell>
                <text:p><text:span text:style-name="T6">S3</text:span></text:p>
              </table:table-cell>
              <table:table-cell>
                <text:p>c3 c1 c4 c6</text:p>
              </table:table-cell>
            </table:table-row>
            <table:table-row table:style-name="ro1" table:default-cell-style-name="ce1">
              <table:table-cell>
                <text:p><text:span text:style-name="T6">S4</text:span></text:p>
              </table:table-cell>
              <table:table-cell>
                <text:p><text:span text:style-name="T6">c1 c3 c2</text:span></text:p>
              </table:table-cell>
            </table:table-row>
            <table:table-row table:style-name="ro1" table:default-cell-style-name="ce1">
              <table:table-cell>
                <text:p><text:span text:style-name="T6">S5</text:span></text:p>
              </table:table-cell>
              <table:table-cell>
                <text:p><text:span text:style-name="T6">c4 c5 c6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g>
            <draw:polygon draw:style-name="gr16" draw:text-style-name="P4" draw:layer="layout" svg:width="5.544cm" svg:height="1.908cm" svg:x="6.049cm" svg:y="15.234cm" svg:viewBox="0 0 5545 1909" draw:points="0,1909 5545,1909 1818,0">
              <text:p/>
            </draw:polygon>
            <draw:polygon draw:style-name="gr17" draw:text-style-name="P4" draw:layer="layout" svg:width="2.631cm" svg:height="3.783cm" draw:transform="skewX (0.808436509523773) rotate (0.808436509523773) translate (6.048cm 11.68247719308cm)" svg:viewBox="0 0 2632 3784" draw:points="0,3784 0,0 2632,0 2632,3783">
              <text:p/>
            </draw:polygon>
            <draw:polygon draw:style-name="gr17" draw:text-style-name="P4" draw:layer="layout" svg:width="4.252cm" svg:height="4.897cm" draw:transform="skewX (-0.463908515180093) rotate (-0.464432113955692) translate (7.866cm 9.7787188634283cm)" svg:viewBox="0 0 4253 4898" draw:points="4253,4898 4250,0 0,0 3,4898">
              <text:p/>
            </draw:polygon>
            <draw:custom-shape draw:style-name="gr17" draw:text-style-name="P4" draw:layer="layout" svg:width="5.636cm" svg:height="5.454cm" svg:x="6.048cm" svg:y="11.68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6" draw:text-style-name="P4" draw:layer="layout" svg:width="5.634cm" svg:height="1.908cm" svg:x="6.049cm" svg:y="9.779cm" svg:viewBox="0 0 5635 1909" draw:points="0,1909 5635,1909 1848,0">
              <text:p/>
            </draw:polygon>
          </draw:g>
          <draw:g>
            <draw:line draw:style-name="gr1" draw:text-style-name="P1" draw:layer="layout" svg:x1="1.065cm" svg:y1="18.333cm" svg:x2="4.247cm" svg:y2="18.333cm">
              <text:p/>
            </draw:line>
            <draw:line draw:style-name="gr1" draw:text-style-name="P1" draw:layer="layout" svg:x1="1.066cm" svg:y1="18.333cm" svg:x2="3.247cm" svg:y2="16.515cm">
              <text:p/>
            </draw:line>
            <draw:line draw:style-name="gr1" draw:text-style-name="P1" draw:layer="layout" svg:x1="1.066cm" svg:y1="18.334cm" svg:x2="1.067cm" svg:y2="14.97cm">
              <text:p/>
            </draw:line>
          </draw:g>
          <draw:frame draw:style-name="gr18" draw:text-style-name="P2" draw:layer="layout" svg:width="1.391cm" svg:height="0.806cm" svg:x="3.455cm" svg:y="18.425cm">
            <draw:text-box>
              <text:p><text:span text:style-name="T1">XI, </text:span><text:span text:style-name="T2">i</text:span></text:p>
            </draw:text-box>
          </draw:frame>
          <draw:frame draw:style-name="gr18" draw:text-style-name="P3" draw:layer="layout" svg:width="1.874cm" svg:height="0.806cm" svg:x="2.035cm" svg:y="15.71cm">
            <draw:text-box>
              <text:p><text:span text:style-name="T2">ETA, j</text:span></text:p>
            </draw:text-box>
          </draw:frame>
          <draw:frame draw:style-name="gr19" draw:text-style-name="P2" draw:layer="layout" svg:width="2.309cm" svg:height="0.806cm" svg:x="0.637cm" svg:y="14.243cm">
            <draw:text-box>
              <text:p><text:span text:style-name="T1">ZETA, </text:span><text:span text:style-name="T2">k</text:span></text:p>
            </draw:text-box>
          </draw:frame>
          <draw:g>
            <draw:custom-shape draw:style-name="gr7" draw:text-style-name="P4" draw:layer="layout" svg:width="0.508cm" svg:height="0.508cm" svg:x="5.842cm" svg:y="16.8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0.508cm" svg:height="0.508cm" svg:x="11.43cm" svg:y="16.8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0.508cm" svg:height="0.508cm" svg:x="7.62cm" svg:y="14.9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0.508cm" svg:height="0.508cm" svg:x="5.842cm" svg:y="11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0.508cm" svg:height="0.508cm" svg:x="11.43cm" svg:y="11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0.508cm" svg:height="0.508cm" svg:x="7.62cm" svg:y="9.5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0" draw:text-style-name="P5" draw:layer="layout" svg:width="1.381cm" svg:height="0.962cm" svg:x="10.46cm" svg:y="17.187cm">
            <draw:text-box>
              <text:p><text:span text:style-name="T3">c2</text:span></text:p>
            </draw:text-box>
          </draw:frame>
          <draw:frame draw:style-name="gr21" draw:text-style-name="P5" draw:layer="layout" svg:width="1.205cm" svg:height="1.016cm" svg:x="11.718cm" svg:y="11.586cm">
            <draw:text-box>
              <text:p><text:span text:style-name="T3">c5</text:span></text:p>
            </draw:text-box>
          </draw:frame>
          <draw:frame draw:style-name="gr22" draw:text-style-name="P5" draw:layer="layout" svg:width="1.309cm" svg:height="0.962cm" svg:x="4.896cm" svg:y="17.182cm">
            <draw:text-box>
              <text:p><text:span text:style-name="T3">c1</text:span></text:p>
            </draw:text-box>
          </draw:frame>
          <draw:frame draw:style-name="gr23" draw:text-style-name="P5" draw:layer="layout" svg:width="1.273cm" svg:height="1.016cm" svg:x="6.573cm" svg:y="14.834cm">
            <draw:text-box>
              <text:p><text:span text:style-name="T3">c3</text:span></text:p>
            </draw:text-box>
          </draw:frame>
          <draw:frame draw:style-name="gr24" draw:text-style-name="P5" draw:layer="layout" svg:width="1.216cm" svg:height="1.016cm" svg:x="4.716cm" svg:y="11.655cm">
            <draw:text-box>
              <text:p><text:span text:style-name="T3">c4</text:span></text:p>
            </draw:text-box>
          </draw:frame>
          <draw:frame draw:style-name="gr25" draw:text-style-name="P5" draw:layer="layout" svg:width="1.34cm" svg:height="0.962cm" svg:x="7.228cm" svg:y="8.754cm">
            <draw:text-box>
              <text:p><text:span text:style-name="T3">c6</text:span></text:p>
            </draw:text-box>
          </draw:frame>
          <draw:frame draw:style-name="gr26" draw:text-style-name="P7" draw:layer="layout" svg:width="1.45cm" svg:height="1.119cm" svg:x="8.209cm" svg:y="13.888cm">
            <draw:text-box>
              <text:p><text:span text:style-name="T4">S1</text:span></text:p>
            </draw:text-box>
          </draw:frame>
          <draw:g>
            <draw:path draw:style-name="gr27" draw:text-style-name="P8" draw:layer="layout" svg:width="0.464cm" svg:height="0.544cm" draw:transform="skewX (0.68032934242739) translate (8.30341759990556cm 16.24cm)" svg:viewBox="0 0 465 545" svg:d="M465 385c0 24-4 46-13 65-9 20-23 37-41 51-19 14-43 25-72 33-29 7-63 11-103 11-35 0-66-3-94-9-27-7-50-16-69-28s-35-28-47-46-21-39-26-62l108-18c3 12 7 22 13 32s14 18 24 26c11 7 23 12 39 16 15 4 33 6 55 6 38 0 67-6 87-17 20-12 30-29 30-54 0-14-4-26-12-35-8-10-19-17-32-23-14-6-29-11-46-15-18-4-36-8-55-12-15-4-30-7-45-11-16-4-30-8-44-13-14-6-26-12-38-19-12-8-22-16-31-27s-16-23-21-38c-5-14-7-31-7-50 0-26 5-49 16-68 10-18 25-34 44-46s41-20 67-26c26-5 55-8 86-8 34 0 64 3 89 8s46 14 63 25c16 11 30 25 39 41 10 17 17 36 22 59l-108 14c-6-22-17-40-34-51-17-12-42-17-74-17-19 0-36 1-49 5-13 3-23 8-31 13-8 6-13 13-16 20-4 8-5 16-5 25 0 13 3 23 9 32 7 8 15 15 27 21 11 6 25 10 40 14 16 4 34 8 53 12 16 4 33 7 49 11 17 4 32 9 47 14s29 11 42 19c13 7 24 17 33 28 10 11 17 23 23 39 5 15 8 32 8 53z">
              <text:p/>
            </draw:path>
            <draw:path draw:style-name="gr27" draw:text-style-name="P8" draw:layer="layout" svg:width="0.415cm" svg:height="0.529cm" draw:transform="skewX (0.681376539978586) translate (8.80338278173261cm 16.2474318181818cm)" svg:viewBox="0 0 416 530" svg:d="M345 422v108h-102v-108h-243v-80l225-342h119v343h72v79zM243 170c0-4 0-10 0-17s0-14 0-21c1-7 1-14 2-21 0-7 0-12 1-16-1 3-3 7-6 12s-6 11-9 17c-4 6-7 12-11 17-4 6-7 11-10 15l-123 187h156z">
              <text:p/>
            </draw:path>
          </draw:g>
          <draw:g>
            <draw:path draw:style-name="gr12" draw:text-style-name="P8" draw:layer="layout" svg:width="0.464cm" svg:height="0.472cm" draw:transform="skewX (0.743510261349584) translate (8.24230517123003cm 10.758cm)" svg:viewBox="0 0 465 473" svg:d="M465 334c0 21-4 40-13 57s-23 32-41 44c-19 12-43 21-72 28s-63 10-103 10c-35 0-66-3-94-8-27-6-50-14-69-24-19-11-35-24-47-40s-21-34-26-54l108-16c3 11 7 20 13 28 6 9 14 16 24 22 11 7 23 11 39 15 15 3 33 5 55 5 38 0 67-5 87-15s30-25 30-46c0-13-4-23-12-31s-19-15-32-20c-14-6-29-10-46-13-18-4-36-7-55-10-15-4-30-7-45-10-16-3-30-7-44-12-14-4-26-10-38-16s-22-14-31-23c-9-10-16-20-21-33-5-12-7-27-7-43 0-23 5-43 16-59 11-17 25-30 44-40s41-18 67-23 55-7 86-7c34 0 64 2 89 7s46 12 63 21c17 10 30 22 39 36 10 15 17 32 22 51l-108 13c-6-20-17-35-34-45s-42-15-74-15c-19 0-36 2-49 5s-23 6-31 11-13 11-16 18c-4 7-5 14-5 21 0 11 3 21 9 28 7 7 15 13 27 18 11 5 25 9 40 13 16 3 34 6 53 10 16 3 33 6 49 9 17 4 32 8 47 12 15 5 29 10 42 17 13 6 24 14 33 24 10 9 17 21 23 34 5 13 8 28 8 46z">
              <text:p/>
            </draw:path>
            <draw:path draw:style-name="gr12" draw:text-style-name="P8" draw:layer="layout" svg:width="0.385cm" svg:height="0.465cm" draw:transform="skewX (0.744033860125182) translate (8.75382759340274cm 10.76488cm)" svg:viewBox="0 0 386 466" svg:d="M386 307c0 23-4 44-13 63-8 20-21 37-37 51-17 14-38 25-62 33-25 8-53 12-86 12-29 0-55-3-78-9-22-6-41-15-56-26s-27-24-36-39c-9-14-15-30-18-47l106-8c2 7 5 14 9 21s9 13 15 18c7 5 15 9 25 13 9 3 21 4 35 4 26 0 47-7 63-21 16-15 24-36 24-64 0-12-2-23-6-32-4-10-10-19-17-26s-16-12-27-16c-10-3-22-5-35-5-18 0-33 3-44 8-11 6-21 13-29 22h-104l19-259h321v68h-225l-8 116c10-8 24-15 40-21 16-5 35-8 56-8 27 0 50 3 71 11 21 7 38 18 53 31 14 13 25 29 33 48 7 18 11 39 11 62z">
              <text:p/>
            </draw:path>
          </draw:g>
          <draw:g>
            <draw:path draw:style-name="gr12" draw:text-style-name="P6" draw:layer="layout" svg:width="0.448cm" svg:height="0.428cm" draw:transform="skewX (0.848753615244842) rotate (0.771260996456294) translate (6.67376838442583cm 13.311859642758cm)" svg:viewBox="0 0 449 429" svg:d="M449 303c0 19-5 36-13 52-9 15-22 29-40 40s-41 19-68 25c-28 6-62 9-100 9-34 0-64-2-90-7s-49-12-68-22c-18-9-33-21-45-36-11-14-20-31-25-49l104-14c3 9 7 18 13 25 6 8 13 15 23 20 10 6 22 10 37 13s33 5 54 5c36 0 64-4 84-13 19-9 29-24 29-43 0-11-4-21-12-28s-18-13-31-18-28-9-45-12-34-6-52-9c-15-3-30-6-44-8-15-3-29-7-42-11s-26-9-37-15c-12-6-22-13-30-21-9-9-15-18-20-30-5-11-7-24-7-39 0-21 5-39 15-54 10-14 25-26 43-36 18-9 40-16 65-20 25-5 52-7 82-7 34 0 62 2 86 6 24 5 45 11 61 20 16 8 29 19 38 32 10 14 16 29 21 47l-105 11c-5-18-16-31-32-40-17-10-41-14-71-14-19 0-35 1-48 4-12 3-22 6-30 11-7 4-12 10-15 16-4 6-5 12-5 19 0 10 3 18 9 25s15 12 26 17c11 4 24 8 39 11s32 6 50 9c16 3 32 6 48 9s31 7 46 11c14 4 27 9 40 15 12 6 23 13 32 22 9 8 16 18 22 30 5 12 8 26 8 42z">
              <text:p/>
            </draw:path>
            <draw:path draw:style-name="gr12" draw:text-style-name="P6" draw:layer="layout" svg:width="0.369cm" svg:height="0.432cm" draw:transform="skewX (0.841772298236865) rotate (0.76637407455071) translate (7.02672082468005cm 12.9673550585614cm)" svg:viewBox="0 0 370 433" svg:d="M370 308c0 19-4 37-11 52-8 15-20 28-35 39s-34 19-57 25-49 8-79 9c-34 0-62-4-85-10-22-7-41-16-56-28-14-11-25-24-33-38-7-15-12-29-14-44l104-8c1 9 4 17 8 24 4 8 9 14 16 19 7 6 15 10 25 13 10 2 21 4 35 4 24 0 43-5 57-15s20-26 20-46c1-13-3-23-9-30-6-8-15-13-24-17-10-4-21-7-32-8-12-2-22-2-32-2h-36v-68h34c10 0 20-1 31-2 10-2 20-5 28-9 9-4 16-10 21-18 5-7 8-17 8-28 0-18-6-31-17-41-12-10-29-14-52-14-21 0-38 4-51 13-13 10-20 22-22 39h-103c3-20 10-37 20-52 11-15 24-28 39-37 16-10 34-18 55-22 20-5 42-8 64-8 30 0 56 3 78 9 21 5 39 13 53 23s24 22 30 36c7 13 10 28 10 43 0 12-2 24-7 34-4 11-11 20-20 29-9 8-20 16-34 22s-30 11-49 14v1c21 2 39 6 55 11 15 6 28 13 38 22s17 18 22 29 7 23 7 35z">
              <text:p/>
            </draw:path>
          </draw:g>
          <draw:g>
            <draw:path draw:style-name="gr28" draw:text-style-name="P8" draw:layer="layout" svg:width="0.505cm" svg:height="0.513cm" draw:transform="skewX (-0.365995544143211) rotate (-0.365471945367613) translate (9.0821542137365cm 12.8940105944402cm)" svg:viewBox="0 0 506 514" svg:d="M506 363c0 22-5 43-14 62-10 18-25 34-45 47s-46 24-78 31c-31 7-69 11-112 11-39 0-73-3-102-9s-55-15-76-26c-21-12-38-26-51-43-13-18-22-37-28-59l118-17c3 11 8 21 14 30 6 10 15 18 26 24 11 7 25 12 42 16 16 4 37 5 60 5 42 0 73-5 95-16s33-27 33-50c0-14-5-25-13-34-9-9-21-16-35-21-15-6-32-11-51-15-19-3-39-7-59-11-17-3-33-6-50-10-16-3-32-8-47-13s-29-10-42-17-24-16-33-26c-10-10-17-21-23-35-5-13-8-29-8-47 0-25 6-46 18-64 11-18 27-32 48-44 20-11 45-19 73-24s59-8 93-8c38 0 70 3 97 8s50 12 68 23c19 10 33 23 44 39 10 16 18 34 23 55l-118 14c-6-22-18-38-37-49-18-11-45-16-80-16-21 0-39 2-53 5s-26 7-34 13c-8 5-14 12-18 19-3 7-5 15-5 23 0 12 3 22 10 30s17 14 29 20c12 5 27 9 44 13s36 8 57 11c18 4 36 7 54 11 18 3 35 8 51 13s31 11 45 18c15 7 27 15 37 26 10 10 18 22 24 36 6 15 9 31 9 51z">
              <text:p/>
            </draw:path>
            <draw:path draw:style-name="gr28" draw:text-style-name="P8" draw:layer="layout" svg:width="0.406cm" svg:height="0.506cm" draw:transform="skewX (-0.364424747816416) rotate (-0.364599280741616) translate (9.6117181773237cm 13.0967490368972cm)" svg:viewBox="0 0 407 507" svg:d="M0 506v-69c13-25 29-47 48-67s39-38 60-55c21-16 41-32 62-46 20-14 39-28 55-41 16-14 30-27 40-41 10-13 15-27 15-42 0-23-7-39-19-50-13-10-32-16-57-16s-44 6-57 17-22 27-25 49h-117c3-20 8-39 17-56 8-18 20-33 36-46 16-14 36-24 60-32 23-7 52-11 85-11 31 0 59 3 83 9 24 7 45 16 61 28 17 12 29 27 38 44 8 17 12 37 12 59 0 24-5 45-16 64-10 19-24 36-41 52s-35 31-56 45c-20 14-40 27-59 40-20 14-37 27-53 40-16 14-27 28-35 43l270 1v82z">
              <text:p/>
            </draw:path>
          </draw:g>
        </draw:g>
        <draw:frame draw:style-name="standard" draw:layer="layout" svg:width="8.794cm" svg:height="6.431cm" svg:x="16.079cm" svg:y="18.98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CGNS side</text:span></text:p>
              </table:table-cell>
              <table:table-cell>
                <text:p><text:span text:style-name="T6">Corner Nodes</text:span></text:p>
              </table:table-cell>
            </table:table-row>
            <table:table-row table:style-name="ro1" table:default-cell-style-name="ce1">
              <table:table-cell>
                <text:p><text:span text:style-name="T6">S1</text:span></text:p>
              </table:table-cell>
              <table:table-cell>
                <text:p>c1 c4 c3 c2</text:p>
              </table:table-cell>
            </table:table-row>
            <table:table-row table:style-name="ro1" table:default-cell-style-name="ce1">
              <table:table-cell>
                <text:p><text:span text:style-name="T6">S2</text:span></text:p>
              </table:table-cell>
              <table:table-cell>
                <text:p>c1 c2 c5</text:p>
              </table:table-cell>
            </table:table-row>
            <table:table-row table:style-name="ro1" table:default-cell-style-name="ce1">
              <table:table-cell>
                <text:p><text:span text:style-name="T6">S3</text:span></text:p>
              </table:table-cell>
              <table:table-cell>
                <text:p>c2 c3 c5</text:p>
              </table:table-cell>
            </table:table-row>
            <table:table-row table:style-name="ro1" table:default-cell-style-name="ce1">
              <table:table-cell>
                <text:p><text:span text:style-name="T6">S4</text:span></text:p>
              </table:table-cell>
              <table:table-cell>
                <text:p><text:span text:style-name="T6">c3 c4 c5</text:span></text:p>
              </table:table-cell>
            </table:table-row>
            <table:table-row table:style-name="ro1" table:default-cell-style-name="ce1">
              <table:table-cell>
                <text:p><text:span text:style-name="T6">S5</text:span></text:p>
              </table:table-cell>
              <table:table-cell>
                <text:p><text:span text:style-name="T6">c4 c1 c5</text:span></text:p>
              </table:table-cell>
            </table:table-row>
          </table:table>
          <draw:image xlink:href="Pictures/TablePreview3.svm" xlink:type="simple" xlink:show="embed" xlink:actuate="onLoad"/>
        </draw:frame>
        <draw:g>
          <draw:g>
            <draw:polygon draw:style-name="gr17" draw:text-style-name="P4" draw:layer="layout" svg:width="2.631cm" svg:height="3.782cm" draw:transform="skewX (0.808436509523773) rotate (0.808436509523773) translate (6.001cm 19.6847144438296cm)" svg:viewBox="0 0 2632 3783" draw:points="0,3783 0,0 2632,3783">
              <text:p/>
            </draw:polygon>
            <draw:polygon draw:style-name="gr17" draw:text-style-name="P4" draw:layer="layout" svg:width="8.333cm" svg:height="5.045cm" draw:transform="skewX (-0.463908515180093) rotate (-0.464432113955692) translate (5.98195405689487cm 19.4991674316636cm)" svg:viewBox="0 0 8334 5046" draw:points="6307,2539 0,5046 2032,2524 8334,0">
              <text:p/>
            </draw:polygon>
            <draw:polygon draw:style-name="gr16" draw:text-style-name="P4" draw:layer="layout" svg:width="7.454cm" svg:height="3.545cm" svg:x="5.969cm" svg:y="19.686cm" svg:viewBox="0 0 7455 3546" draw:points="1820,3546 7455,3546 0,0">
              <text:p/>
            </draw:polygon>
            <draw:polygon draw:style-name="gr17" draw:text-style-name="P4" draw:layer="layout" svg:width="7.431cm" svg:height="5.453cm" svg:x="6.001cm" svg:y="19.691cm" svg:viewBox="0 0 7432 5454" draw:points="7432,3541 0,0 5636,5454">
              <text:p/>
            </draw:polygon>
            <draw:polygon draw:style-name="gr29" draw:text-style-name="P4" draw:layer="layout" svg:width="5.635cm" svg:height="5.458cm" svg:x="5.979cm" svg:y="19.686cm" svg:viewBox="0 0 5636 5459" draw:points="23,5459 5636,5455 0,0">
              <text:p/>
            </draw:polygon>
          </draw:g>
          <draw:g>
            <draw:line draw:style-name="gr1" draw:text-style-name="P1" draw:layer="layout" svg:x1="1.065cm" svg:y1="26.251cm" svg:x2="4.247cm" svg:y2="26.251cm">
              <text:p/>
            </draw:line>
            <draw:line draw:style-name="gr1" draw:text-style-name="P1" draw:layer="layout" svg:x1="1.066cm" svg:y1="26.251cm" svg:x2="3.247cm" svg:y2="24.433cm">
              <text:p/>
            </draw:line>
            <draw:line draw:style-name="gr1" draw:text-style-name="P1" draw:layer="layout" svg:x1="1.066cm" svg:y1="26.252cm" svg:x2="1.067cm" svg:y2="22.888cm">
              <text:p/>
            </draw:line>
          </draw:g>
          <draw:frame draw:style-name="gr18" draw:text-style-name="P2" draw:layer="layout" svg:width="1.391cm" svg:height="0.806cm" svg:x="3.455cm" svg:y="26.343cm">
            <draw:text-box>
              <text:p><text:span text:style-name="T1">XI, </text:span><text:span text:style-name="T2">i</text:span></text:p>
            </draw:text-box>
          </draw:frame>
          <draw:frame draw:style-name="gr18" draw:text-style-name="P3" draw:layer="layout" svg:width="1.874cm" svg:height="0.806cm" svg:x="2.035cm" svg:y="23.628cm">
            <draw:text-box>
              <text:p><text:span text:style-name="T2">ETA, j</text:span></text:p>
            </draw:text-box>
          </draw:frame>
          <draw:frame draw:style-name="gr19" draw:text-style-name="P2" draw:layer="layout" svg:width="2.309cm" svg:height="0.806cm" svg:x="0.637cm" svg:y="22.161cm">
            <draw:text-box>
              <text:p><text:span text:style-name="T1">ZETA, </text:span><text:span text:style-name="T2">k</text:span></text:p>
            </draw:text-box>
          </draw:frame>
          <draw:g>
            <draw:custom-shape draw:style-name="gr7" draw:text-style-name="P4" draw:layer="layout" svg:width="0.508cm" svg:height="0.508cm" svg:x="11.43cm" svg:y="24.8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0.508cm" svg:height="0.508cm" svg:x="5.715cm" svg:y="24.8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0.508cm" svg:height="0.508cm" svg:x="7.62cm" svg:y="22.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0.508cm" svg:height="0.508cm" svg:x="13.208cm" svg:y="22.9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0.508cm" svg:height="0.508cm" svg:x="5.715cm" svg:y="19.3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0" draw:text-style-name="P5" draw:layer="layout" svg:width="1.381cm" svg:height="0.962cm" svg:x="10.637cm" svg:y="25.265cm">
            <draw:text-box>
              <text:p><text:span text:style-name="T3">c2</text:span></text:p>
            </draw:text-box>
          </draw:frame>
          <draw:frame draw:style-name="gr30" draw:text-style-name="P5" draw:layer="layout" svg:width="1.205cm" svg:height="0.962cm" svg:x="5.091cm" svg:y="18.4cm">
            <draw:text-box>
              <text:p><text:span text:style-name="T3">c5</text:span></text:p>
            </draw:text-box>
          </draw:frame>
          <draw:frame draw:style-name="gr31" draw:text-style-name="P5" draw:layer="layout" svg:width="1.286cm" svg:height="1.026cm" svg:x="4.896cm" svg:y="25.136cm">
            <draw:text-box>
              <text:p><text:span text:style-name="T3">c1</text:span></text:p>
            </draw:text-box>
          </draw:frame>
          <draw:frame draw:style-name="gr23" draw:text-style-name="P5" draw:layer="layout" svg:width="1.273cm" svg:height="1.016cm" svg:x="6.546cm" svg:y="22.763cm">
            <draw:text-box>
              <text:p><text:span text:style-name="T3">c4</text:span></text:p>
            </draw:text-box>
          </draw:frame>
          <draw:frame draw:style-name="gr24" draw:text-style-name="P5" draw:layer="layout" svg:width="1.216cm" svg:height="1.016cm" svg:x="13.346cm" svg:y="23.293cm">
            <draw:text-box>
              <text:p><text:span text:style-name="T3">c3</text:span></text:p>
            </draw:text-box>
          </draw:frame>
          <draw:g>
            <draw:path draw:style-name="gr14" draw:text-style-name="P6" draw:layer="layout" svg:width="0.537cm" svg:height="0.446cm" draw:transform="skewX (0.801629725440995) rotate (0.802153324216594) translate (6.27404223544382cm 22.6978040819398cm)" svg:viewBox="0 0 538 447" svg:d="M538 316c0 19-5 37-16 54-10 16-26 30-47 41-22 12-49 20-83 27-33 6-73 9-119 9-41 0-77-2-108-8-32-5-58-12-81-22-22-10-40-23-54-38s-24-32-30-51l125-15c3 10 9 19 15 27 7 8 16 15 28 21 12 5 27 10 44 13 18 3 39 5 65 5 43 0 77-5 100-14s35-24 35-44c0-12-5-22-14-29-9-8-22-14-37-19-16-5-34-9-54-12-20-4-41-7-63-10-17-3-35-6-52-9-18-3-35-7-51-11-15-4-30-9-44-15s-26-14-36-22c-10-9-18-19-23-31-6-12-9-26-9-41 0-22 6-41 19-56 12-15 29-28 51-38s47-17 78-21c30-5 63-7 98-7 41 0 75 2 104 7 29 4 53 11 72 20 20 9 35 20 46 34s20 30 25 48l-126 12c-6-19-19-33-39-42-19-10-48-15-85-15-22 0-41 2-56 5-15 2-27 6-36 11s-16 10-19 16c-4 7-6 13-6 20 0 11 4 20 11 27s17 12 31 17c13 5 28 8 47 12 18 3 38 6 60 9 19 3 38 6 57 9 19 4 37 7 55 12 17 4 33 9 48 15 15 7 28 14 39 23s19 20 25 32c7 12 10 27 10 44z">
              <text:p/>
            </draw:path>
            <draw:path draw:style-name="gr14" draw:text-style-name="P6" draw:layer="layout" svg:width="0.446cm" svg:height="0.439cm" draw:transform="skewX (0.80320052176779) rotate (0.80337505469299) translate (6.69039511839167cm 22.2766441014187cm)" svg:viewBox="0 0 447 440" svg:d="M447 290c0 22-5 42-14 60-10 18-25 34-44 48-19 13-43 24-72 31-28 8-61 11-99 11-34 0-65-3-90-9-26-5-48-14-65-24-18-10-32-23-42-37s-17-29-21-45l123-7c3 7 6 14 10 20 4 7 10 12 18 17s17 9 28 12 25 5 40 5c31 0 56-7 74-21s27-34 27-59c0-12-2-22-6-32-5-9-11-17-20-23-8-7-18-12-30-15-13-4-26-6-42-6-20 0-37 3-50 8-14 6-25 12-34 20h-120l22-244h371v65l-259-1-11 110c13-8 28-14 47-20 19-5 40-8 65-8 31 0 58 4 82 11s44 17 61 29c17 13 29 28 38 45 9 18 13 38 13 59z">
              <text:p/>
            </draw:path>
          </draw:g>
          <draw:frame draw:style-name="gr32" draw:text-style-name="P7" draw:layer="layout" svg:width="1.45cm" svg:height="1.156cm" svg:x="7.478cm" svg:y="22.953cm">
            <draw:text-box>
              <text:p><text:span text:style-name="T4">S2</text:span></text:p>
            </draw:text-box>
          </draw:frame>
          <draw:g>
            <draw:path draw:style-name="gr12" draw:text-style-name="P8" draw:layer="layout" svg:width="0.464cm" svg:height="0.562cm" draw:transform="skewX (-0.74473199182598) translate (8.34238752532721cm 21.854cm)" svg:viewBox="0 0 465 563" svg:d="M465 398c0 24-5 47-13 67-9 21-23 38-41 53-19 14-43 25-72 33s-63 12-103 12c-35 0-67-3-94-10-27-6-50-16-69-28-19-13-35-29-47-48-12-18-21-40-26-64l108-19c3 13 7 24 13 34s14 19 24 26c11 7 23 13 39 17 15 4 33 6 55 6 38 0 67-6 87-17 20-12 30-31 30-56 0-15-4-27-12-37-8-9-19-17-32-23-14-7-29-12-46-16-18-4-36-8-55-12-15-4-30-7-45-11-16-4-30-9-44-14-14-6-26-12-38-20-12-7-22-16-31-27s-16-24-21-39-7-32-7-52c0-27 5-50 16-70 11-19 25-35 44-47 19-13 41-22 67-27 26-6 55-9 86-9 34 0 64 3 89 8 25 6 46 14 63 26 17 11 30 25 39 43 10 17 17 37 22 60l-108 15c-6-23-17-41-34-53s-42-18-74-18c-19 0-36 2-49 5-13 4-23 9-31 15s-13 12-16 20c-4 8-5 17-5 25 0 14 3 25 9 34 7 8 15 15 27 21 11 6 25 11 40 15 16 4 34 8 53 12 16 4 33 8 49 12 17 4 32 9 47 14s29 12 42 20 24 17 33 28c10 12 17 25 23 40 5 16 8 34 8 56z">
              <text:p/>
            </draw:path>
            <draw:path draw:style-name="gr12" draw:text-style-name="P8" draw:layer="layout" svg:width="0.415cm" svg:height="0.546cm" draw:transform="skewX (-0.745430123526778) translate (8.85429145073439cm 21.8616772727273cm)" svg:viewBox="0 0 416 547" svg:d="M344 436v111h-101v-111h-243v-82l226-354h119v354h71v82zM243 175c0-4 0-10 0-17 1-7 1-14 1-22 1-7 1-14 1-21 1-7 1-13 2-16-2 2-4 7-6 12-3 5-6 11-10 17-3 6-7 12-10 18-4 6-7 11-10 15l-124 193h156z">
              <text:p/>
            </draw:path>
          </draw:g>
          <draw:g>
            <draw:path draw:style-name="gr12" draw:text-style-name="P8" draw:layer="layout" svg:width="0.454cm" svg:height="0.482cm" draw:transform="skewX (0.784350965846252) translate (9.44713198626792cm 23.909cm)" svg:viewBox="0 0 455 483" svg:d="M455 341c0 21-4 41-13 58-8 18-22 33-40 45s-41 22-70 29c-28 7-62 10-101 10-34 0-65-3-91-8-27-6-49-14-68-25s-35-24-46-40c-12-17-21-35-26-56l106-16c3 11 7 20 13 29 5 9 13 16 23 23 10 6 23 11 38 14 15 4 33 5 54 5 37 0 66-5 85-15 20-10 30-26 30-47 0-13-4-24-12-32s-19-15-32-20c-13-6-28-10-45-14-17-3-35-7-54-10-14-3-29-6-44-10-15-3-29-7-43-12-13-4-26-10-37-16-12-7-22-15-31-24-8-9-15-20-20-33s-7-28-7-45c0-23 5-43 15-60 11-16 25-30 44-41 18-10 40-18 65-23 26-5 54-7 84-7 34 0 63 2 88 7 24 5 44 12 61 22 16 10 29 22 39 37 9 15 16 32 21 52l-106 13c-6-21-17-36-33-46-17-10-41-15-72-15-20 0-36 1-48 4-13 3-23 7-31 12-7 5-13 11-16 18s-5 14-5 22c1 11 4 21 10 28 6 8 15 14 26 19s24 9 40 12c15 4 32 7 51 11 16 3 32 6 48 10 16 3 32 7 46 12 15 5 29 10 41 17 13 6 24 15 33 24 9 10 17 21 22 35 5 13 8 29 8 47z">
              <text:p/>
            </draw:path>
            <draw:path draw:style-name="gr12" draw:text-style-name="P8" draw:layer="layout" svg:width="0.353cm" svg:height="0.468cm" draw:transform="skewX (0.782256570743858) translate (9.97002341576152cm 23.9155863636364cm)" svg:viewBox="0 0 354 469" svg:d="M0 469c0-23 0-46 0-69 43 0 86 0 130 0 0-107 0-214 0-320-42 23-83 46-125 70 0-25 0-49 0-74 44-25 87-51 131-76 33 0 66 0 99 0-1 133-1 267-1 400 40 0 80 0 120 0 0 23 0 46 0 69-118 0-236 0-354 0z">
              <text:p/>
            </draw:path>
          </draw:g>
          <draw:g>
            <draw:path draw:style-name="gr33" draw:text-style-name="P8" draw:layer="layout" svg:width="0.374cm" svg:height="0.834cm" draw:transform="skewX (-0.119555053761612) rotate (0.813672497279756) translate (10.4434490490571cm 23.0401670622231cm)" svg:viewBox="0 0 375 835" svg:d="M375 589c0 37-3 70-11 100-7 31-18 56-33 78s-34 38-58 50c-23 12-51 18-83 18-28 0-54-5-75-14-22-10-41-24-56-43-16-18-29-42-38-70-10-27-17-59-21-95l87-28c3 18 6 35 11 50 4 15 11 28 19 39 8 10 19 19 31 25s27 9 45 9c30-1 54-9 70-27 16-17 24-45 25-82 0-22-4-40-10-55-7-14-15-25-26-35-11-9-23-16-37-23-14-6-29-12-44-17-13-6-25-11-37-17s-24-12-35-20-21-18-31-29-18-25-25-41c-7-17-12-36-16-57-4-22-6-48-6-78 0-40 4-74 13-103s21-53 36-71 33-32 54-40c21-9 44-13 69-13 28 0 52 4 72 12s37 21 51 38c13 17 24 38 32 63 8 26 13 56 17 90l-88 22c-4-35-13-61-27-78-14-18-33-27-59-27-16 0-29 3-40 8-10 5-19 12-25 21s-10 19-13 31-4 24-4 37c0 20 2 37 7 50 5 12 13 23 22 32 9 8 20 16 33 21 12 6 26 12 42 18 13 6 26 11 40 17 13 6 25 13 37 21s24 18 34 29c10 12 19 26 27 43 8 16 14 36 18 59s6 50 6 82z">
              <text:p/>
            </draw:path>
            <draw:path draw:style-name="gr33" draw:text-style-name="P8" draw:layer="layout" svg:width="0.31cm" svg:height="0.836cm" draw:transform="skewX (-0.110653874576441) rotate (0.819432083811338) translate (10.7280424131827cm 22.7385145411509cm)" svg:viewBox="0 0 311 837" svg:d="M311 599c0 37-3 70-9 99-7 30-16 55-29 75-13 21-29 37-48 48s-41 16-66 16c-29 0-52-7-72-20-19-14-35-32-47-54s-22-47-28-75-10-57-12-85l87-15c2 18 4 34 7 48 4 14 8 27 14 37 6 11 13 19 21 24 8 6 18 9 29 9 21 0 37-10 48-29s17-49 17-88c0-24-3-44-8-58-5-15-12-26-21-34-8-8-17-13-26-16-10-3-19-4-28-4h-29l-1-131h28c9 0 18-1 27-4 8-3 16-9 24-17 7-8 13-19 17-34 4-14 7-32 7-55 0-33-5-59-15-78s-25-29-44-29c-17 0-32 9-42 26-11 17-18 42-19 74h-86c2-39 8-73 16-102 9-28 20-52 33-71s28-33 45-42c18-9 36-14 55-14 25 0 47 6 65 17 18 12 33 28 45 47 11 20 20 43 25 69 6 26 9 54 9 83 0 24-2 46-6 67-3 20-9 39-16 55-8 16-17 30-29 42-11 12-25 20-41 26v2c18 4 33 12 46 23 13 12 24 26 32 43 9 17 15 36 19 57s6 44 6 68z">
              <text:p/>
            </draw:path>
          </draw:g>
        </draw:g>
        <draw:frame draw:style-name="standard" draw:layer="layout" svg:width="8.794cm" svg:height="5.359cm" svg:x="16.079cm" svg:y="27.4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CGNS side</text:span></text:p>
              </table:table-cell>
              <table:table-cell>
                <text:p><text:span text:style-name="T6">Corner Nodes</text:span></text:p>
              </table:table-cell>
            </table:table-row>
            <table:table-row table:style-name="ro1" table:default-cell-style-name="ce1">
              <table:table-cell>
                <text:p><text:span text:style-name="T6">S1</text:span></text:p>
              </table:table-cell>
              <table:table-cell>
                <text:p>c1 c3 c2</text:p>
              </table:table-cell>
            </table:table-row>
            <table:table-row table:style-name="ro1" table:default-cell-style-name="ce1">
              <table:table-cell>
                <text:p><text:span text:style-name="T6">S2</text:span></text:p>
              </table:table-cell>
              <table:table-cell>
                <text:p>c1 c2 c4</text:p>
              </table:table-cell>
            </table:table-row>
            <table:table-row table:style-name="ro1" table:default-cell-style-name="ce1">
              <table:table-cell>
                <text:p><text:span text:style-name="T6">S3</text:span></text:p>
              </table:table-cell>
              <table:table-cell>
                <text:p>c2 c3 c4</text:p>
              </table:table-cell>
            </table:table-row>
            <table:table-row table:style-name="ro1" table:default-cell-style-name="ce1">
              <table:table-cell>
                <text:p><text:span text:style-name="T6">S4</text:span></text:p>
              </table:table-cell>
              <table:table-cell>
                <text:p><text:span text:style-name="T6">c3 c1 c4</text:span></text:p>
              </table:table-cell>
            </table:table-row>
          </table:table>
          <draw:image xlink:href="Pictures/TablePreview4.svm" xlink:type="simple" xlink:show="embed" xlink:actuate="onLoad"/>
        </draw:frame>
        <draw:g>
          <draw:g>
            <draw:polygon draw:style-name="gr17" draw:text-style-name="P4" draw:layer="layout" svg:width="2.631cm" svg:height="3.782cm" draw:transform="skewX (0.808436509523773) rotate (0.808436509523773) translate (6.023cm 27.7087144438296cm)" svg:viewBox="0 0 2632 3783" draw:points="0,3783 0,0 2632,3783">
              <text:p/>
            </draw:polygon>
            <draw:polygon draw:style-name="gr17" draw:text-style-name="P4" draw:layer="layout" svg:width="6.301cm" svg:height="2.566cm" draw:transform="skewX (-0.463908515180093) rotate (-0.464432113955692) translate (6.00250313491779cm 30.2952240347503cm)" svg:viewBox="0 0 6302 2567" draw:points="6302,0 0,2567 2032,45">
              <text:p/>
            </draw:polygon>
            <draw:polygon draw:style-name="gr16" draw:text-style-name="P4" draw:layer="layout" svg:width="5.645cm" svg:height="5.407cm" svg:x="5.991cm" svg:y="27.71cm" svg:viewBox="0 0 5646 5408" draw:points="1820,3546 5646,5408 0,0">
              <text:p/>
            </draw:polygon>
            <draw:polygon draw:style-name="gr29" draw:text-style-name="P4" draw:layer="layout" svg:width="5.635cm" svg:height="5.458cm" svg:x="6.001cm" svg:y="27.71cm" svg:viewBox="0 0 5636 5459" draw:points="23,5459 5636,5455 0,0">
              <text:p/>
            </draw:polygon>
          </draw:g>
          <draw:g>
            <draw:line draw:style-name="gr1" draw:text-style-name="P1" draw:layer="layout" svg:x1="1.065cm" svg:y1="34.311cm" svg:x2="4.247cm" svg:y2="34.311cm">
              <text:p/>
            </draw:line>
            <draw:line draw:style-name="gr1" draw:text-style-name="P1" draw:layer="layout" svg:x1="1.066cm" svg:y1="34.311cm" svg:x2="3.247cm" svg:y2="32.493cm">
              <text:p/>
            </draw:line>
            <draw:line draw:style-name="gr1" draw:text-style-name="P1" draw:layer="layout" svg:x1="1.066cm" svg:y1="34.312cm" svg:x2="1.067cm" svg:y2="30.948cm">
              <text:p/>
            </draw:line>
          </draw:g>
          <draw:frame draw:style-name="gr18" draw:text-style-name="P2" draw:layer="layout" svg:width="1.391cm" svg:height="0.806cm" svg:x="3.455cm" svg:y="34.403cm">
            <draw:text-box>
              <text:p><text:span text:style-name="T1">XI, </text:span><text:span text:style-name="T2">i</text:span></text:p>
            </draw:text-box>
          </draw:frame>
          <draw:frame draw:style-name="gr18" draw:text-style-name="P3" draw:layer="layout" svg:width="1.874cm" svg:height="0.806cm" svg:x="2.035cm" svg:y="31.688cm">
            <draw:text-box>
              <text:p><text:span text:style-name="T2">ETA, j</text:span></text:p>
            </draw:text-box>
          </draw:frame>
          <draw:frame draw:style-name="gr19" draw:text-style-name="P2" draw:layer="layout" svg:width="2.309cm" svg:height="0.806cm" svg:x="0.637cm" svg:y="30.221cm">
            <draw:text-box>
              <text:p><text:span text:style-name="T1">ZETA, </text:span><text:span text:style-name="T2">k</text:span></text:p>
            </draw:text-box>
          </draw:frame>
          <draw:g>
            <draw:custom-shape draw:style-name="gr7" draw:text-style-name="P4" draw:layer="layout" svg:width="0.508cm" svg:height="0.508cm" svg:x="11.303cm" svg:y="32.8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0.508cm" svg:height="0.508cm" svg:x="7.62cm" svg:y="30.9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0.508cm" svg:height="0.508cm" svg:x="5.715cm" svg:y="32.8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4" draw:layer="layout" svg:width="0.508cm" svg:height="0.508cm" svg:x="5.715cm" svg:y="27.4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0" draw:text-style-name="P5" draw:layer="layout" svg:width="1.381cm" svg:height="0.962cm" svg:x="10.637cm" svg:y="33.325cm">
            <draw:text-box>
              <text:p><text:span text:style-name="T3">c2</text:span></text:p>
            </draw:text-box>
          </draw:frame>
          <draw:frame draw:style-name="gr30" draw:text-style-name="P5" draw:layer="layout" svg:width="1.205cm" svg:height="0.962cm" svg:x="5.091cm" svg:y="26.46cm">
            <draw:text-box>
              <text:p><text:span text:style-name="T3">c4</text:span></text:p>
            </draw:text-box>
          </draw:frame>
          <draw:frame draw:style-name="gr31" draw:text-style-name="P5" draw:layer="layout" svg:width="1.286cm" svg:height="1.026cm" svg:x="4.896cm" svg:y="33.196cm">
            <draw:text-box>
              <text:p><text:span text:style-name="T3">c1</text:span></text:p>
            </draw:text-box>
          </draw:frame>
          <draw:frame draw:style-name="gr23" draw:text-style-name="P5" draw:layer="layout" svg:width="1.273cm" svg:height="1.016cm" svg:x="6.546cm" svg:y="30.823cm">
            <draw:text-box>
              <text:p><text:span text:style-name="T3">c3</text:span></text:p>
            </draw:text-box>
          </draw:frame>
          <draw:frame draw:style-name="gr32" draw:text-style-name="P7" draw:layer="layout" svg:width="1.45cm" svg:height="1.156cm" svg:x="7.378cm" svg:y="31.013cm">
            <draw:text-box>
              <text:p><text:span text:style-name="T4">S2</text:span></text:p>
            </draw:text-box>
          </draw:frame>
          <draw:g>
            <draw:path draw:style-name="gr12" draw:text-style-name="P8" draw:layer="layout" svg:width="0.454cm" svg:height="0.482cm" draw:transform="skewX (0.784350965846252) translate (8.34713198626792cm 32.269cm)" svg:viewBox="0 0 455 483" svg:d="M455 341c0 21-4 41-13 58-8 18-22 33-40 45s-41 22-70 29c-28 7-62 10-101 10-34 0-65-3-91-8-27-6-49-14-68-25s-35-24-46-40c-12-17-21-35-26-56l106-16c3 11 7 20 13 29 5 9 13 16 23 23 10 6 23 11 38 14 15 4 33 5 54 5 37 0 66-5 85-15 20-10 30-26 30-47 0-13-4-24-12-32s-19-15-32-20c-13-6-28-10-45-14-17-3-35-7-54-10-14-3-29-6-44-10-15-3-29-7-43-12-13-4-26-10-37-16-12-7-22-15-31-24-8-9-15-20-20-33s-7-28-7-45c0-23 5-43 15-60 11-16 25-30 44-41 18-10 40-18 65-23 26-5 54-7 84-7 34 0 63 2 88 7 24 5 44 12 61 22 16 10 29 22 39 37 9 15 16 32 21 52l-106 13c-6-21-17-36-33-46-17-10-41-15-72-15-20 0-36 1-48 4-13 3-23 7-31 12-7 5-13 11-16 18s-5 14-5 22c1 11 4 21 10 28 6 8 15 14 26 19s24 9 40 12c15 4 32 7 51 11 16 3 32 6 48 10 16 3 32 7 46 12 15 5 29 10 41 17 13 6 24 15 33 24 9 10 17 21 22 35 5 13 8 29 8 47z">
              <text:p/>
            </draw:path>
            <draw:path draw:style-name="gr12" draw:text-style-name="P8" draw:layer="layout" svg:width="0.353cm" svg:height="0.468cm" draw:transform="skewX (0.782256570743858) translate (8.87002341576152cm 32.2755863636364cm)" svg:viewBox="0 0 354 469" svg:d="M0 469c0-23 0-46 0-69 43 0 86 0 130 0 0-107 0-214 0-320-42 23-83 46-125 70 0-25 0-49 0-74 44-25 87-51 131-76 33 0 66 0 99 0-1 133-1 267-1 400 40 0 80 0 120 0 0 23 0 46 0 69-118 0-236 0-354 0z">
              <text:p/>
            </draw:path>
          </draw:g>
          <draw:g>
            <draw:path draw:style-name="gr33" draw:text-style-name="P8" draw:layer="layout" svg:width="0.637cm" svg:height="0.388cm" draw:transform="skewX (-0.691499449640153) rotate (-0.339990138288496) translate (7.83647482874317cm 30.3215169115752cm)" svg:viewBox="0 0 638 389" svg:d="M638 274c0 18-6 33-18 47-13 14-31 26-57 36-25 10-58 18-98 23-39 6-87 9-141 9-49 0-92-3-129-7-37-5-69-11-95-20-27-9-48-20-64-33-17-13-29-27-36-44l148-13c4 9 10 16 18 23s19 13 33 18 32 9 53 12 46 4 76 4c52 0 92-4 119-12 28-8 42-21 42-38 0-10-6-19-17-25-11-7-26-12-44-17-18-4-40-8-63-11-24-2-49-5-75-8-21-2-42-5-63-8-20-2-40-6-59-9-19-4-37-9-53-14s-30-11-42-19c-12-7-22-16-28-27-7-10-10-22-10-35 0-19 7-35 22-49 14-13 34-24 60-33 26-8 57-14 93-18 35-4 74-6 117-6 47 0 88 2 123 6 34 4 62 9 85 17s41 18 55 30c13 12 23 26 29 42l-149 10c-7-16-23-28-46-37-23-8-57-12-101-12-27 0-49 1-67 4-18 2-32 5-43 9-10 4-18 9-22 15-5 5-7 11-7 17 0 9 4 17 13 23s21 11 36 15c16 4 34 7 56 10s46 6 72 9c22 2 45 5 68 8 22 2 44 6 64 9 21 4 40 9 57 14 18 5 33 12 46 20 13 7 23 17 31 27 7 11 11 24 11 38z">
              <text:p/>
            </draw:path>
            <draw:path draw:style-name="gr33" draw:text-style-name="P8" draw:layer="layout" svg:width="0.529cm" svg:height="0.388cm" draw:transform="skewX (-0.692895713041749) rotate (-0.342084533390889) translate (8.49815953777021cm 30.5551282121074cm)" svg:viewBox="0 0 530 389" svg:d="M530 277c0 18-5 33-16 47-11 13-28 25-50 35-21 9-49 17-81 22-33 5-70 8-113 8-48 0-89-3-121-9-33-7-60-15-81-25s-37-22-47-35c-11-13-18-26-21-39l149-7c2 8 6 15 12 22 5 6 13 12 23 17s21 8 35 11c15 2 31 4 50 4 35 0 63-5 82-14s29-22 29-41c0-11-4-20-14-27-9-7-20-12-34-15-15-4-30-6-46-8-16-1-32-2-46-1h-51v-61h48c14 0 29-1 44-2 15-2 29-4 41-8s22-9 30-16c7-7 11-15 11-26 0-15-8-27-25-36s-41-13-74-13c-30 0-54 4-73 12s-29 20-32 35h-146c4-18 13-34 28-47 15-14 33-25 56-34 22-8 48-15 77-19 29-5 60-7 93-7 43 0 80 3 111 8s56 12 76 21 34 20 44 32c9 12 14 25 14 39 0 11-4 21-10 31-6 9-16 18-28 25-13 8-29 15-49 20-20 6-43 10-70 12v1c30 2 56 6 78 11 23 5 41 12 55 19 14 8 25 17 32 27s10 20 10 31z">
              <text:p/>
            </draw:path>
          </draw:g>
          <draw:g>
            <draw:path draw:style-name="gr33" draw:text-style-name="P8" draw:layer="layout" svg:width="0.57cm" svg:height="0.397cm" draw:transform="skewX (0.762185284345924) rotate (0.761836218495525) translate (6.27246033464724cm 30.6486503322894cm)" svg:viewBox="0 0 571 398" svg:d="M571 281c0 18-5 34-16 48s-28 27-50 37c-23 10-52 18-88 24-35 5-78 8-127 8-43 0-82-2-115-7s-62-11-85-20c-24-9-43-20-58-34-15-13-25-28-32-45l133-13c3 8 9 16 16 23 7 8 17 14 30 19 12 5 28 9 47 12 18 3 41 4 68 4 46 0 82-4 107-12 24-8 37-22 37-39 0-11-5-20-15-26-10-7-23-13-40-17-16-4-35-8-57-11-21-3-43-6-67-9-18-2-37-5-56-8-18-2-36-6-53-9-17-4-33-9-47-14-15-5-27-12-38-20s-19-17-25-27c-6-11-9-23-9-37 0-19 6-36 19-49 13-14 31-25 54-34s51-15 83-19 67-6 105-6c43 0 79 2 110 6 30 4 56 10 77 18 20 8 37 18 49 30s20 27 26 43l-133 11c-7-17-21-30-42-38s-51-13-90-13c-24 0-44 2-60 4-16 3-29 6-38 10-10 4-17 9-21 15-4 5-6 11-6 17 0 10 4 18 12 24s19 11 33 15c13 4 30 8 50 11 19 3 40 5 64 8 20 3 40 6 61 9 20 2 39 6 57 10 19 3 36 8 52 14 15 5 29 12 41 20 11 8 21 17 27 28 7 11 10 24 10 39z">
              <text:p/>
            </draw:path>
            <draw:path draw:style-name="gr33" draw:text-style-name="P8" draw:layer="layout" svg:width="0.51cm" svg:height="0.386cm" draw:transform="skewX (0.762883416046721) rotate (0.761836218495525) translate (6.72210062999517cm 30.2274004133747cm)" svg:viewBox="0 0 511 387" svg:d="M423 308l1 79h-125v-79h-299v-58l277-250h146v251h88v57zM298 124c0-3 0-7 0-12 1-5 1-10 1-16 1-5 1-10 2-15 0-5 1-9 1-11-1 2-4 5-7 8-4 4-7 8-12 12-4 5-8 9-13 13-4 4-8 8-11 11l-152 136 191 1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cm" fo:margin-bottom="0cm" fo:margin-left="0cm" fo:margin-right="0cm" fo:page-width="25.4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0T12:11:40.199471684</meta:creation-date>
    <dc:date>2014-11-20T12:28:25.201635755</dc:date>
    <meta:editing-duration>PT3M40S</meta:editing-duration>
    <meta:editing-cycles>4</meta:editing-cycles>
    <meta:generator>LibreOffice/4.2.7.2$Linux_X86_64 LibreOffice_project/420m0$Build-2</meta:generator>
    <meta:document-statistic meta:object-count="155"/>
  </office:meta>
</office:document-meta>
</file>